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 style:list-style-name="L2">
      <style:text-properties fo:font-size="22pt" style:font-size-asian="22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er i Master oppgaven:</text:p>
      <text:p text:style-name="P1"/>
      <text:list xml:id="list7263707319802999539" text:style-name="L2">
        <text:list-item>
          <text:p text:style-name="P2">Navigasjon system:</text:p>
          <text:list>
            <text:list-item>
              <text:p text:style-name="P2">Bruker gps fix, forklar hva det vil si. Bedre denne gangen enn forrige gang.</text:p>
            </text:list-item>
            <text:list-item>
              <text:p text:style-name="P2">Veksling mellom external og gps. Forklar hva external er.</text:p>
            </text:list-item>
            <text:list-item>
              <text:p text:style-name="P2">Strategier for håndering av tap av gps fix. Undersøk bruk av offsett, alternativ fussing mellom et fiktivt avstands måling system.</text:p>
            </text:list-item>
          </text:list>
        </text:list-item>
        <text:list-item>
          <text:p text:style-name="P2">Bane planlegging system:</text:p>
          <text:list>
            <text:list-item>
              <text:p text:style-name="P2">Hvordan er banen lagt opp, og forklar hvorfor. Fordeler og ulemper. Hva er utfordringen med denne fremgangsmetoden.</text:p>
            </text:list-item>
            <text:list-item>
              <text:p text:style-name="P2">Alternativer til hvordan landingen skal gjennomføres.</text:p>
            </text:list-item>
          </text:list>
        </text:list-item>
        <text:list-item>
          <text:p text:style-name="P2">Styresystem:</text:p>
          <text:list>
            <text:list-item>
              <text:p text:style-name="P2">Hva styresystem som brukes. Hvordan funker det og hvorfor er det valgt. Sammenlign en landing manuver med ny høyde guidance og frølich sin skreddersydde. Teori bak kontroller design trengs i forklaring.</text:p>
            </text:list-item>
            <text:list-item>
              <text:p text:style-name="P2">Bank to turn: Valg av kontroller, hvorfor den gamle ble forkastet. Trenger teori til forklaring.</text:p>
            </text:list-item>
          </text:list>
        </text:list-item>
        <text:list-item>
          <text:p text:style-name="P2">Kontroll system:</text:p>
          <text:list>
            <text:list-item>
              <text:p text:style-name="P2">Ardupilot: Hvordan funger ardupilot. Hva brukes i systemet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jetil </meta:initial-creator>
    <meta:creation-date>2016-02-20T16:50:05.41</meta:creation-date>
    <meta:document-statistic meta:table-count="0" meta:image-count="0" meta:object-count="0" meta:page-count="1" meta:paragraph-count="13" meta:word-count="144" meta:character-count="899"/>
    <dc:date>2016-02-20T17:00:43.24</dc:date>
    <dc:creator>kjetil </dc:creator>
    <meta:editing-duration>PT10M39S</meta:editing-duration>
    <meta:editing-cycles>1</meta:editing-cycles>
    <meta:generator>OpenOffice/4.1.1$Win32 OpenOffice.org_project/411m6$Build-9775</meta:generator>
  </office:meta>
</office:document-meta>
</file>